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af462" officeooo:paragraph-rsid="000af4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p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18:51:38.699166197</meta:creation-date>
    <dc:date>2015-10-12T18:53:34.747637096</dc:date>
    <meta:editing-duration>PT1M56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Dev/5.1.0.0.alpha1$Linux_X86_64 LibreOffice_project/862bd364390a05ad0b07f9280fb9a0f8b2cc4ed6</meta:generator>
  </office:meta>
</office:document-meta>
</file>